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50cfd2" officeooo:paragraph-rsid="0052bec3"/>
    </style:style>
    <style:style style:name="P4" style:family="paragraph" style:parent-style-name="Text_20_body">
      <style:text-properties officeooo:rsid="0050cfd2" officeooo:paragraph-rsid="00548375"/>
    </style:style>
    <style:style style:name="P5" style:family="paragraph" style:parent-style-name="Text_20_body">
      <style:text-properties officeooo:rsid="02fa6015" officeooo:paragraph-rsid="0052bca8"/>
    </style:style>
    <style:style style:name="P6" style:family="paragraph" style:parent-style-name="Table_20_Contents">
      <style:text-properties officeooo:rsid="02fa6015" officeooo:paragraph-rsid="0052bca8"/>
    </style:style>
    <style:style style:name="P7" style:family="paragraph" style:parent-style-name="Table_20_Contents">
      <style:text-properties officeooo:paragraph-rsid="0052bca8"/>
    </style:style>
    <style:style style:name="P8" style:family="paragraph" style:parent-style-name="Standard">
      <style:text-properties officeooo:paragraph-rsid="0052bec3"/>
    </style:style>
    <style:style style:name="P9" style:family="paragraph" style:parent-style-name="Standard">
      <style:text-properties officeooo:paragraph-rsid="005483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bec3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8375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7" style:family="paragraph" style:parent-style-name="Text_20_body" style:list-style-name="L1">
      <style:text-properties officeooo:rsid="0050cfd2" officeooo:paragraph-rsid="0050cfd2"/>
    </style:style>
    <style:style style:name="P18" style:family="paragraph" style:parent-style-name="Text_20_body" style:list-style-name="L2">
      <style:text-properties officeooo:rsid="0050cfd2" officeooo:paragraph-rsid="0050cfd2"/>
    </style:style>
    <style:style style:name="P19" style:family="paragraph" style:parent-style-name="Text_20_body" style:list-style-name="L2">
      <style:text-properties officeooo:rsid="0052bec3" officeooo:paragraph-rsid="0052bec3"/>
    </style:style>
    <style:style style:name="P20" style:family="paragraph" style:parent-style-name="Text_20_body" style:list-style-name="L2">
      <style:text-properties officeooo:rsid="0052bec3" officeooo:paragraph-rsid="00548375"/>
    </style:style>
    <style:style style:name="P21" style:family="paragraph" style:parent-style-name="Text_20_body" style:list-style-name="L2">
      <style:text-properties officeooo:rsid="00548375" officeooo:paragraph-rsid="00548375"/>
    </style:style>
    <style:style style:name="P22" style:family="paragraph" style:parent-style-name="Text_20_body">
      <style:text-properties officeooo:rsid="02fa6015" officeooo:paragraph-rsid="0052bc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2fa6015"/>
    </style:style>
    <style:style style:name="T5" style:family="text">
      <style:text-properties officeooo:rsid="02fba84a"/>
    </style:style>
    <style:style style:name="T6" style:family="text">
      <style:text-properties officeooo:rsid="0052bec3"/>
    </style:style>
    <style:style style:name="T7" style:family="text">
      <style:text-properties officeooo:rsid="005483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eLine140511182150720">
          <table:table-cell table:style-name="Tabla1.A1" office:value-type="string">
            <text:p text:style-name="P10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14"><text:span text:style-name="T2">Nome</text:span><text:span text:style-name="T1">: </text:span></text:p>
          </table:table-cell>
        </table:table-row>
      </table:table>
      <text:p text:style-name="Standard"/>
      <text:p text:style-name="Standard"/>
      <text:p text:style-name="P5">Nas seguintes táboas vemos os sufij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140511172122736">
          <table:table-cell table:style-name="Tabla16.A1" table:number-columns-spanned="3" office:value-type="string">
            <text:p text:style-name="P6">Factores decimais</text:p>
          </table:table-cell>
          <table:covered-table-cell/>
          <table:covered-table-cell/>
        </table:table-row>
        <table:table-row table:style-name="TableLine140511172573136">
          <table:table-cell table:style-name="Tabla16.A2" office:value-type="string">
            <text:p text:style-name="P6">Nome</text:p>
          </table:table-cell>
          <table:table-cell table:style-name="Tabla16.A2" office:value-type="string">
            <text:p text:style-name="P6">Abreviatura</text:p>
          </table:table-cell>
          <table:table-cell table:style-name="Tabla16.C2" office:value-type="string">
            <text:p text:style-name="P6">Factor</text:p>
          </table:table-cell>
        </table:table-row>
        <table:table-row table:style-name="TableLine140511172619936">
          <table:table-cell table:style-name="Tabla16.A9" office:value-type="string">
            <text:p text:style-name="P6">KiloByte</text:p>
          </table:table-cell>
          <table:table-cell table:style-name="Tabla16.B9" office:value-type="string">
            <text:p text:style-name="P6">KB</text:p>
          </table:table-cell>
          <table:table-cell table:style-name="Tabla16.C9" office:value-type="string">
            <text:p text:style-name="P7">10<text:span text:style-name="T3">3</text:span> Bytes = 1.000 Bytes</text:p>
          </table:table-cell>
        </table:table-row>
        <table:table-row table:style-name="TableLine140511173090432">
          <table:table-cell table:style-name="Tabla16.A9" office:value-type="string">
            <text:p text:style-name="P6">MegaByte</text:p>
          </table:table-cell>
          <table:table-cell table:style-name="Tabla16.B9" office:value-type="string">
            <text:p text:style-name="P6">MB</text:p>
          </table:table-cell>
          <table:table-cell table:style-name="Tabla16.C9" office:value-type="string">
            <text:p text:style-name="P7">10<text:span text:style-name="T3">6</text:span> Bytes = 1.000.000 Bytes</text:p>
          </table:table-cell>
        </table:table-row>
        <table:table-row table:style-name="TableLine140511182056592">
          <table:table-cell table:style-name="Tabla16.A9" office:value-type="string">
            <text:p text:style-name="P6">GigaByte</text:p>
          </table:table-cell>
          <table:table-cell table:style-name="Tabla16.B9" office:value-type="string">
            <text:p text:style-name="P6">GB</text:p>
          </table:table-cell>
          <table:table-cell table:style-name="Tabla16.C9" office:value-type="string">
            <text:p text:style-name="P7">10<text:span text:style-name="T3">9</text:span> Bytes = 1.000.000.000 Bytes</text:p>
          </table:table-cell>
        </table:table-row>
        <table:table-row table:style-name="TableLine140511181790352">
          <table:table-cell table:style-name="Tabla16.A9" office:value-type="string">
            <text:p text:style-name="P6">TeraByte</text:p>
          </table:table-cell>
          <table:table-cell table:style-name="Tabla16.B9" office:value-type="string">
            <text:p text:style-name="P6">TB</text:p>
          </table:table-cell>
          <table:table-cell table:style-name="Tabla16.C9" office:value-type="string">
            <text:p text:style-name="P7">10<text:span text:style-name="T3">12</text:span> Bytes = 1.000.000.000.000 Bytes</text:p>
          </table:table-cell>
        </table:table-row>
        <table:table-row table:style-name="TableLine140511181802624">
          <table:table-cell table:style-name="Tabla16.A9" office:value-type="string">
            <text:p text:style-name="P6">PetaByte</text:p>
          </table:table-cell>
          <table:table-cell table:style-name="Tabla16.B9" office:value-type="string">
            <text:p text:style-name="P6">PB</text:p>
          </table:table-cell>
          <table:table-cell table:style-name="Tabla16.C9" office:value-type="string">
            <text:p text:style-name="P7">10<text:span text:style-name="T3">15</text:span> Bytes = 1.000.000.000.000.000 Bytes</text:p>
          </table:table-cell>
        </table:table-row>
        <table:table-row table:style-name="TableLine140511182342768">
          <table:table-cell table:style-name="Tabla16.A9" office:value-type="string">
            <text:p text:style-name="P6">ExaByte</text:p>
          </table:table-cell>
          <table:table-cell table:style-name="Tabla16.B9" office:value-type="string">
            <text:p text:style-name="P6">EB</text:p>
          </table:table-cell>
          <table:table-cell table:style-name="Tabla16.C9" office:value-type="string">
            <text:p text:style-name="P7">10<text:span text:style-name="T3">18</text:span> Bytes = 1.000.000.000.000.000.000 Bytes</text:p>
          </table:table-cell>
        </table:table-row>
        <table:table-row table:style-name="TableLine140511173020128">
          <table:table-cell table:style-name="Tabla16.A9" office:value-type="string">
            <text:p text:style-name="P6">ZettaByte</text:p>
          </table:table-cell>
          <table:table-cell table:style-name="Tabla16.B9" office:value-type="string">
            <text:p text:style-name="P6">ZB</text:p>
          </table:table-cell>
          <table:table-cell table:style-name="Tabla16.C9" office:value-type="string">
            <text:p text:style-name="P7"><text:span text:style-name="T4">1</text:span>0<text:span text:style-name="T3">21</text:span> Bytes = 1.000.000.000.000.000.000.000 Bytes</text:p>
          </table:table-cell>
        </table:table-row>
      </table:table>
      <text:p text:style-name="P5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140511182087408">
          <table:table-cell table:style-name="Tabla17.A1" table:number-columns-spanned="3" office:value-type="string">
            <text:p text:style-name="P6">Factores <text:span text:style-name="T5">binarios</text:span></text:p>
          </table:table-cell>
          <table:covered-table-cell/>
          <table:covered-table-cell/>
        </table:table-row>
        <table:table-row table:style-name="TableLine140511124585136">
          <table:table-cell table:style-name="Tabla17.A2" office:value-type="string">
            <text:p text:style-name="P6">Nome</text:p>
          </table:table-cell>
          <table:table-cell table:style-name="Tabla17.A2" office:value-type="string">
            <text:p text:style-name="P6">Abreviatura</text:p>
          </table:table-cell>
          <table:table-cell table:style-name="Tabla17.C2" office:value-type="string">
            <text:p text:style-name="P6">Factor</text:p>
          </table:table-cell>
        </table:table-row>
        <table:table-row table:style-name="TableLine140510934830144">
          <table:table-cell table:style-name="Tabla17.A9" office:value-type="string">
            <text:p text:style-name="P6">KibiByte</text:p>
          </table:table-cell>
          <table:table-cell table:style-name="Tabla17.B9" office:value-type="string">
            <text:p text:style-name="P6">K<text:span text:style-name="T5">i</text:span>B</text:p>
          </table:table-cell>
          <table:table-cell table:style-name="Tabla17.C9" office:value-type="string">
            <text:p text:style-name="P7">2<text:span text:style-name="T3">10</text:span> Bytes = 1.024 Bytes</text:p>
          </table:table-cell>
        </table:table-row>
        <table:table-row table:style-name="TableLine140511124569584">
          <table:table-cell table:style-name="Tabla17.A9" office:value-type="string">
            <text:p text:style-name="P6">MebiByte</text:p>
          </table:table-cell>
          <table:table-cell table:style-name="Tabla17.B9" office:value-type="string">
            <text:p text:style-name="P6">M<text:span text:style-name="T5">i</text:span>B</text:p>
          </table:table-cell>
          <table:table-cell table:style-name="Tabla17.C9" office:value-type="string">
            <text:p text:style-name="P7">2<text:span text:style-name="T3">20</text:span> Bytes = 1.048.576 Bytes</text:p>
          </table:table-cell>
        </table:table-row>
        <table:table-row table:style-name="TableLine140511124569856">
          <table:table-cell table:style-name="Tabla17.A9" office:value-type="string">
            <text:p text:style-name="P6">GibiByte</text:p>
          </table:table-cell>
          <table:table-cell table:style-name="Tabla17.B9" office:value-type="string">
            <text:p text:style-name="P6">G<text:span text:style-name="T5">i</text:span>B</text:p>
          </table:table-cell>
          <table:table-cell table:style-name="Tabla17.C9" office:value-type="string">
            <text:p text:style-name="P7">2<text:span text:style-name="T3">30</text:span> Bytes = 1.073.741.824 Byte<text:span text:style-name="T5">s</text:span></text:p>
          </table:table-cell>
        </table:table-row>
        <table:table-row table:style-name="TableLine140511124570128">
          <table:table-cell table:style-name="Tabla17.A9" office:value-type="string">
            <text:p text:style-name="P6">TebiByte</text:p>
          </table:table-cell>
          <table:table-cell table:style-name="Tabla17.B9" office:value-type="string">
            <text:p text:style-name="P6">T<text:span text:style-name="T5">i</text:span>B</text:p>
          </table:table-cell>
          <table:table-cell table:style-name="Tabla17.C9" office:value-type="string">
            <text:p text:style-name="P7">2<text:span text:style-name="T3">40</text:span> Bytes = 1.099.511.627.776 Bytes</text:p>
          </table:table-cell>
        </table:table-row>
        <table:table-row table:style-name="TableLine140511124570400">
          <table:table-cell table:style-name="Tabla17.A9" office:value-type="string">
            <text:p text:style-name="P6">PebiByte</text:p>
          </table:table-cell>
          <table:table-cell table:style-name="Tabla17.B9" office:value-type="string">
            <text:p text:style-name="P6">P<text:span text:style-name="T5">i</text:span>B</text:p>
          </table:table-cell>
          <table:table-cell table:style-name="Tabla17.C9" office:value-type="string">
            <text:p text:style-name="P7">2<text:span text:style-name="T3">50</text:span> Bytes = 1.125.899.906.842.624 Bytes</text:p>
          </table:table-cell>
        </table:table-row>
        <table:table-row table:style-name="TableLine140511124570672">
          <table:table-cell table:style-name="Tabla17.A9" office:value-type="string">
            <text:p text:style-name="P6">ExbiByte</text:p>
          </table:table-cell>
          <table:table-cell table:style-name="Tabla17.B9" office:value-type="string">
            <text:p text:style-name="P6">E<text:span text:style-name="T5">i</text:span>B</text:p>
          </table:table-cell>
          <table:table-cell table:style-name="Tabla17.C9" office:value-type="string">
            <text:p text:style-name="P7">2<text:span text:style-name="T3">60</text:span> Bytes = 1.152.921.504.606.846.976 Bytes</text:p>
          </table:table-cell>
        </table:table-row>
        <table:table-row table:style-name="TableLine140511124570944">
          <table:table-cell table:style-name="Tabla17.A9" office:value-type="string">
            <text:p text:style-name="P6">ZebiByte</text:p>
          </table:table-cell>
          <table:table-cell table:style-name="Tabla17.B9" office:value-type="string">
            <text:p text:style-name="P6">Z<text:span text:style-name="T5">i</text:span>B</text:p>
          </table:table-cell>
          <table:table-cell table:style-name="Tabla17.C9" office:value-type="string">
            <text:p text:style-name="P7">2<text:span text:style-name="T3">70</text:span> Bytes = 1.180.591.620.717.411.303.424 Bytes</text:p>
          </table:table-cell>
        </table:table-row>
      </table:table>
      <text:p text:style-name="P5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1181166368">
          <table:table-cell table:style-name="Tabla4.A1" office:value-type="string">
            <text:p text:style-name="P11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Converte as seguintes unidades</text:p>
            <text:list xml:id="list1921951754" text:style-name="L1">
              <text:list-item>
                <text:p text:style-name="P17">2 MB = <text:s text:c="5"/>KB</text:p>
              </text:list-item>
              <text:list-item>
                <text:p text:style-name="P17">10000 KiB = <text:s text:c="5"/>MiB</text:p>
              </text:list-item>
              <text:list-item>
                <text:p text:style-name="P17">4 GB/s = <text:s text:c="4"/>MB/s</text:p>
              </text:list-item>
              <text:list-item>
                <text:p text:style-name="P17">1024 MB/s = <text:s text:c="4"/>GB/s</text:p>
              </text:list-item>
            </text:list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ext:soft-page-break/>
        <table:table-row table:style-name="TableLine140511125589248">
          <table:table-cell table:style-name="Tabla2.A1" office:value-type="string">
            <text:p text:style-name="P11"><draw:frame draw:style-name="fr1" draw:name="Imagen11" text:anchor-type="as-char" svg:width="1.099cm" svg:height="1.099cm" draw:z-index="2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2">2. Calcula a velocidade de transferencia dos datos nos buses das seguintes características:</text:p>
            <text:p text:style-name="P2">1 bit e 100 Khz= <text:s text:c="6"/>Kbps</text:p>
            <text:p text:style-name="P2">32 bits e 1000 Khz = <text:s text:c="4"/>MB/s</text:p>
            <text:p text:style-name="P2">32 bits e 66 Mhz = <text:s text:c="6"/>GB/s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 table:style-name="TableLine140511124573584">
          <table:table-cell table:style-name="Tabla5.A1" office:value-type="string">
            <text:p text:style-name="P11"><draw:frame draw:style-name="fr1" draw:name="Imagen12" text:anchor-type="as-char" svg:width="1.099cm" svg:height="1.099cm" draw:z-index="3"><draw:image xlink:href="Pictures/100000010000003000000030801F7C20BD010B1C.png" xlink:type="simple" xlink:show="embed" xlink:actuate="onLoad" draw:mime-type="image/png"/></draw:frame></text:p>
          </table:table-cell>
          <table:table-cell table:style-name="Tabla5.B1" office:value-type="string">
            <text:p text:style-name="P2">3. Calcula o tamaño en GiB dun disco duro de 500GB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 table:style-name="TableLine140511124701488">
          <table:table-cell table:style-name="Tabla6.A1" office:value-type="string">
            <text:p text:style-name="P11"><draw:frame draw:style-name="fr1" draw:name="Imagen14" text:anchor-type="as-char" svg:width="1.099cm" svg:height="1.099cm" draw:z-index="4"><draw:image xlink:href="Pictures/100000010000003000000030801F7C20BD010B1C.png" xlink:type="simple" xlink:show="embed" xlink:actuate="onLoad" draw:mime-type="image/png"/></draw:frame></text:p>
          </table:table-cell>
          <table:table-cell table:style-name="Tabla6.B1" office:value-type="string">
            <text:p text:style-name="P2">4. Calcula a cantidade de memoria que podemos direccionar empregando 32 bits</text:p>
          </table:table-cell>
        </table:table-row>
      </table:table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 table:style-name="TableLine140511124048576">
          <table:table-cell table:style-name="Tabla10.A1" office:value-type="string">
            <text:p text:style-name="P11"><draw:frame draw:style-name="fr1" draw:name="Imagen1" text:anchor-type="as-char" svg:width="1.099cm" svg:height="1.099cm" draw:z-index="5"><draw:image xlink:href="Pictures/100000010000003000000030801F7C20BD010B1C.png" xlink:type="simple" xlink:show="embed" xlink:actuate="onLoad" draw:mime-type="image/png"/></draw:frame></text:p>
          </table:table-cell>
          <table:table-cell table:style-name="Tabla10.B1" office:value-type="string">
            <text:p text:style-name="P2">5. Que tipo memoria emprega unha menor voltaxe?</text:p>
            <text:list xml:id="list2881892641" text:style-name="L2">
              <text:list-item>
                <text:p text:style-name="P18">SDRAM</text:p>
              </text:list-item>
              <text:list-item>
                <text:p text:style-name="P18">DDR</text:p>
              </text:list-item>
              <text:list-item>
                <text:p text:style-name="P18">DDR3</text:p>
              </text:list-item>
              <text:list-item>
                <text:p text:style-name="P18">DDR2</text:p>
              </text:list-item>
            </text:list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 table:style-name="TableLine140510933817392">
          <table:table-cell table:style-name="Tabla3.A1" office:value-type="string">
            <text:p text:style-name="P12"><draw:frame draw:style-name="fr1" draw:name="Imagen2" text:anchor-type="as-char" svg:width="1.099cm" svg:height="1.099cm" draw:z-index="6"><draw:image xlink:href="Pictures/100000010000003000000030801F7C20BD010B1C.png" xlink:type="simple" xlink:show="embed" xlink:actuate="onLoad" draw:mime-type="image/png"/></draw:frame></text:p>
          </table:table-cell>
          <table:table-cell table:style-name="Tabla3.B1" office:value-type="string">
            <text:p text:style-name="P3"><text:span text:style-name="T6">6</text:span>. <text:span text:style-name="T6">Indica que módulo de memoria ten unha latencia menor</text:span></text:p>
            <text:list xml:id="list192955167492027" text:continue-list="list2881892641" text:style-name="L2">
              <text:list-item text:start-value="1">
                <text:p text:style-name="P19">DDR2-800 con CL9</text:p>
              </text:list-item>
              <text:list-item>
                <text:p text:style-name="P19">DDR2-800 con CL8</text:p>
              </text:list-item>
              <text:list-item>
                <text:p text:style-name="P19">DDR2-800 con CL6</text:p>
              </text:list-item>
              <text:list-item>
                <text:p text:style-name="P19">DDR2-800 con CL5</text:p>
              </text:list-item>
            </text:list>
          </table:table-cell>
        </table:table-row>
      </table:table>
      <text:p text:style-name="P8"/>
      <text:p text:style-name="P9"/>
      <table:table table:name="Tabla7" table:style-name="Tabla7">
        <table:table-column table:style-name="Tabla7.A"/>
        <table:table-column table:style-name="Tabla7.B"/>
        <table:table-row table:style-name="TableLine140510933525440">
          <table:table-cell table:style-name="Tabla7.A1" office:value-type="string">
            <text:p text:style-name="P13"><draw:frame draw:style-name="fr1" draw:name="Imagen3" text:anchor-type="as-char" svg:width="1.099cm" svg:height="1.099cm" draw:z-index="7"><draw:image xlink:href="Pictures/100000010000003000000030801F7C20BD010B1C.png" xlink:type="simple" xlink:show="embed" xlink:actuate="onLoad" draw:mime-type="image/png"/></draw:frame></text:p>
          </table:table-cell>
          <table:table-cell table:style-name="Tabla7.B1" office:value-type="string">
            <text:p text:style-name="P4"><text:span text:style-name="T7">7</text:span>. <text:span text:style-name="T6">Indica que módulo de memoria ten unha latencia menor</text:span></text:p>
            <text:list xml:id="list192955247218108" text:continue-list="list192955167492027" text:style-name="L2">
              <text:list-item text:start-value="1">
                <text:p text:style-name="P20">DDR2-<text:span text:style-name="T7">1066</text:span> con CL5. </text:p>
              </text:list-item>
              <text:list-item>
                <text:p text:style-name="P21">DDR3-1800 con CL8</text:p>
              </text:list-item>
            </text:list>
          </table:table-cell>
        </table:table-row>
      </table:table>
      <text:p text:style-name="P9"/>
      <text:p text:style-name="P9"/>
      <table:table table:name="Tabla8" table:style-name="Tabla8">
        <table:table-column table:style-name="Tabla8.A"/>
        <table:table-column table:style-name="Tabla8.B"/>
        <table:table-row table:style-name="TableLine140511180446912">
          <table:table-cell table:style-name="Tabla8.A1" office:value-type="string">
            <text:p text:style-name="P13"><draw:frame draw:style-name="fr1" draw:name="Imagen4" text:anchor-type="as-char" svg:width="1.099cm" svg:height="1.099cm" draw:z-index="8"><draw:image xlink:href="Pictures/100000010000003000000030801F7C20BD010B1C.png" xlink:type="simple" xlink:show="embed" xlink:actuate="onLoad" draw:mime-type="image/png"/></draw:frame></text:p>
          </table:table-cell>
          <table:table-cell table:style-name="Tabla8.B1" office:value-type="string">
            <text:p text:style-name="P4"><text:span text:style-name="T7">8</text:span>. <text:span text:style-name="T7">Calcula a latencia dos seguintes módulos en unidades de ns e indica cal ten unha latencia menor</text:span></text:p>
            <text:list xml:id="list192954850734436" text:continue-list="list192955247218108" text:style-name="L2">
              <text:list-item text:start-value="1">
                <text:p text:style-name="P20"><text:soft-page-break/>DDR2-<text:span text:style-name="T7">1066</text:span> con CL5. </text:p>
              </text:list-item>
              <text:list-item>
                <text:p text:style-name="P21">DDR3-1800 con CL8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29:53.047096799</dc:date>
    <meta:editing-duration>PT8H11M10S</meta:editing-duration>
    <meta:editing-cycles>135</meta:editing-cycles>
    <meta:generator>LibreOffice/7.2.1.2$MacOSX_X86_64 LibreOffice_project/87b77fad49947c1441b67c559c339af8f3517e22</meta:generator>
    <meta:document-statistic meta:table-count="11" meta:image-count="9" meta:object-count="0" meta:page-count="3" meta:paragraph-count="89" meta:word-count="289" meta:character-count="1648" meta:non-whitespace-character-count="1418"/>
  </office:meta>
</office:document-meta>
</file>